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119.96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4.5pt"/>
    </style:style>
    <style:style style:name="co7" style:family="table-column">
      <style:table-column-properties fo:break-before="auto" style:column-width="118.06pt"/>
    </style:style>
    <style:style style:name="co8" style:family="table-column">
      <style:table-column-properties fo:break-before="auto" style:column-width="65.31pt"/>
    </style:style>
    <style:style style:name="co9" style:family="table-column">
      <style:table-column-properties fo:break-before="auto" style:column-width="128.24pt"/>
    </style:style>
    <style:style style:name="co10" style:family="table-column">
      <style:table-column-properties fo:break-before="auto" style:column-width="129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S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S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S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S</text:p>
          </table:table-cell>
          <table:table-cell office:value-type="string" calcext:value-type="string">
            <text:p>TEMPO</text:p>
          </table:table-cell>
          <table:table-cell/>
          <table:table-cell office:value-type="string" calcext:value-type="string">
            <text:p>TERMOS</text:p>
          </table:table-cell>
          <table:table-cell office:value-type="string" calcext:value-type="string">
            <text:p>FILTROS</text:p>
          </table:table-cell>
          <table:table-cell office:value-type="string" calcext:value-type="string">
            <text:p>TEMPO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124979019165039" calcext:value-type="float">
            <text:p>0.00124979019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39951705932617" calcext:value-type="float">
            <text:p>0.00139951705932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35748291015625" calcext:value-type="float">
            <text:p>0.002357482910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28993797302246" calcext:value-type="float">
            <text:p>0.0032899379730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513648986816406" calcext:value-type="float">
            <text:p>0.005136489868164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837564468383789" calcext:value-type="float">
            <text:p>0.00083756446838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0184130668640137" calcext:value-type="float">
            <text:p>0.0018413066864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9144287109375" calcext:value-type="float">
            <text:p>0.0029144287109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489473342895508" calcext:value-type="float">
            <text:p>0.0048947334289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599074363708496" calcext:value-type="float">
            <text:p>0.005990743637085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22570991516113" calcext:value-type="float">
            <text:p>0.00122570991516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187444686889648" calcext:value-type="float">
            <text:p>0.001874446868896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00318217277526855" calcext:value-type="float">
            <text:p>0.00318217277526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438427925109863" calcext:value-type="float">
            <text:p>0.00438427925109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639128684997559" calcext:value-type="float">
            <text:p>0.006391286849976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88851356506348" calcext:value-type="float">
            <text:p>0.00188851356506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380229949951172" calcext:value-type="float">
            <text:p>0.0038022994995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497078895568848" calcext:value-type="float">
            <text:p>0.004970788955688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.00380301475524902" calcext:value-type="float">
            <text:p>0.00380301475524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079035758972168" calcext:value-type="float">
            <text:p>0.007903575897217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167703628540039" calcext:value-type="float">
            <text:p>0.001677036285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373458862304688" calcext:value-type="float">
            <text:p>0.0037345886230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4364013671875" calcext:value-type="float">
            <text:p>0.0043640136718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621962547302246" calcext:value-type="float">
            <text:p>0.00621962547302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805974006652832" calcext:value-type="float">
            <text:p>0.008059740066528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740766525268555" calcext:value-type="float">
            <text:p>0.0007407665252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236701965332031" calcext:value-type="float">
            <text:p>0.002367019653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78949737548828" calcext:value-type="float">
            <text:p>0.002789497375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80134582519531" calcext:value-type="float">
            <text:p>0.0038013458251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5096435546875" calcext:value-type="float">
            <text:p>0.005096435546875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767230987548828" calcext:value-type="float">
            <text:p>0.00076723098754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0227117538452148" calcext:value-type="float">
            <text:p>0.0022711753845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5703182220459" calcext:value-type="float">
            <text:p>0.0035703182220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561237335205078" calcext:value-type="float">
            <text:p>0.00561237335205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741362571716309" calcext:value-type="float">
            <text:p>0.007413625717163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190185546875" calcext:value-type="float">
            <text:p>0.0011901855468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290894508361816" calcext:value-type="float">
            <text:p>0.002908945083618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0043489933013916" calcext:value-type="float">
            <text:p>0.0043489933013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609111785888672" calcext:value-type="float">
            <text:p>0.00609111785888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97808837890625" calcext:value-type="float">
            <text:p>0.009780883789063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16419792175293" calcext:value-type="float">
            <text:p>0.00116419792175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365138053894043" calcext:value-type="float">
            <text:p>0.0036513805389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644469261169434" calcext:value-type="float">
            <text:p>0.00644469261169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.00777792930603027" calcext:value-type="float">
            <text:p>0.0077779293060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09813213348389" calcext:value-type="float">
            <text:p>0.010981321334839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106978416442871" calcext:value-type="float">
            <text:p>0.00106978416442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38762092590332" calcext:value-type="float">
            <text:p>0.0038762092590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664567947387695" calcext:value-type="float">
            <text:p>0.0066456794738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896549224853516" calcext:value-type="float">
            <text:p>0.00896549224853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875616073608398" calcext:value-type="float">
            <text:p>0.008756160736084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620365142822266" calcext:value-type="float">
            <text:p>0.0006203651428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77907943725586" calcext:value-type="float">
            <text:p>0.0017790794372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65741348266602" calcext:value-type="float">
            <text:p>0.0026574134826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392532348632812" calcext:value-type="float">
            <text:p>0.0039253234863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554847717285156" calcext:value-type="float">
            <text:p>0.005548477172852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798225402832031" calcext:value-type="float">
            <text:p>0.00079822540283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.00223445892333984" calcext:value-type="float">
            <text:p>0.002234458923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374984741210938" calcext:value-type="float">
            <text:p>0.0037498474121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488662719726563" calcext:value-type="float">
            <text:p>0.00488662719726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06866455078125" calcext:value-type="float">
            <text:p>0.00686645507812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130128860473633" calcext:value-type="float">
            <text:p>0.0013012886047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00295829772949219" calcext:value-type="float">
            <text:p>0.00295829772949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0.00446438789367676" calcext:value-type="float">
            <text:p>0.0044643878936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0606727600097656" calcext:value-type="float">
            <text:p>0.0060672760009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0881814956665039" calcext:value-type="float">
            <text:p>0.00881814956665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120854377746582" calcext:value-type="float">
            <text:p>0.0012085437774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00392937660217285" calcext:value-type="float">
            <text:p>0.003929376602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00521445274353027" calcext:value-type="float">
            <text:p>0.0052144527435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.00723958015441895" calcext:value-type="float">
            <text:p>0.0072395801544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08547210693359" calcext:value-type="float">
            <text:p>0.010854721069336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184321403503418" calcext:value-type="float">
            <text:p>0.0018432140350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00386977195739746" calcext:value-type="float">
            <text:p>0.00386977195739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00579166412353516" calcext:value-type="float">
            <text:p>0.00579166412353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00859260559082031" calcext:value-type="float">
            <text:p>0.0085926055908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.00891637802124023" calcext:value-type="float">
            <text:p>0.00891637802124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ermos na consulta</text:p>
          </table:table-cell>
          <table:table-cell office:value-type="string" calcext:value-type="string">
            <text:p>Quantidade de Indices</text:p>
          </table:table-cell>
          <table:table-cell office:value-type="string" calcext:value-type="string">
            <text:p>T Consulta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AVERAGE([.D2];[.D7];[.D12])" office:value-type="float" office:value="0.000870307286580404" calcext:value-type="float">
            <text:p>0.0008703072865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AVERAGE([.H2];[.H7];[.H12])" office:value-type="float" office:value="0.00184853871663411" calcext:value-type="float">
            <text:p>0.001848538716634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AVERAGE([.L2];[.L7];[.L12])" office:value-type="float" office:value="0.00260146458943685" calcext:value-type="float">
            <text:p>0.002601464589437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AVERAGE([.P2];[.P7];[.P12])" office:value-type="float" office:value="0.00367220242818197" calcext:value-type="float">
            <text:p>0.003672202428182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AVERAGE([.T2]; [.T7]; [.T12])" office:value-type="float" office:value="0.00526046752929688" calcext:value-type="float">
            <text:p>0.005260467529297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AVERAGE([.D3];[.D8];[.D13])" office:value-type="float" office:value="0.000801006952921549" calcext:value-type="float">
            <text:p>0.000801006952922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AVERAGE([.H3];[.H8];[.H13])" office:value-type="float" office:value="0.00211564699808756" calcext:value-type="float">
            <text:p>0.002115646998088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L3];[.L8];[.L13])" office:value-type="float" office:value="0.00341153144836426" calcext:value-type="float">
            <text:p>0.00341153144836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P3]; [.P8]; [.P13])" office:value-type="float" office:value="0.00513124465942383" calcext:value-type="float">
            <text:p>0.005131244659424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AVERAGE([.T3]; [.T8]; [.T13])" office:value-type="float" office:value="0.00675694147745768" calcext:value-type="float">
            <text:p>0.00675694147745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AVERAGE([.D4];[.D9];[.D14])" office:value-type="float" office:value="0.00123906135559082" calcext:value-type="float">
            <text:p>0.00123906135559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AVERAGE([.H4];[.H9];[.H14])" office:value-type="float" office:value="0.00258056322733561" calcext:value-type="float">
            <text:p>0.002580563227336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AVERAGE([.L4];[.L9];[.L14])" office:value-type="float" office:value="0.0039985179901123" calcext:value-type="float">
            <text:p>0.003998517990112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AVERAGE([.P4]; [.P9]; [.P14])" office:value-type="float" office:value="0.00551422437032064" calcext:value-type="float">
            <text:p>0.00551422437032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AVERAGE([.T4]; [.T9]; [.T14])" office:value-type="float" office:value="0.00833010673522949" calcext:value-type="float">
            <text:p>0.00833010673523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AVERAGE([.D5];[.D10];[.D15])" office:value-type="float" office:value="0.00142041842142741" calcext:value-type="float">
            <text:p>0.00142041842142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AVERAGE([.H5];[.H10];[.H15])" office:value-type="float" office:value="0.00379435221354167" calcext:value-type="float">
            <text:p>0.003794352213542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AVERAGE([.L5];[.L10];[.L15])" office:value-type="float" office:value="0.00554331143697103" calcext:value-type="float">
            <text:p>0.005543311436971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AVERAGE([.P5]; [.P10]; [.P15])" office:value-type="float" office:value="0.00627350807189941" calcext:value-type="float">
            <text:p>0.006273508071899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AVERAGE([.T5]; [.T10]; [.T15])" office:value-type="float" office:value="0.00991320610046387" calcext:value-type="float">
            <text:p>0.00991320610046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AVERAGE([.D6];[.D11];[.D16])" office:value-type="float" office:value="0.00153001149495443" calcext:value-type="float">
            <text:p>0.001530011494954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AVERAGE([.H6];[.H11];[.H16])" office:value-type="float" office:value="0.00382685661315918" calcext:value-type="float">
            <text:p>0.00382685661315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AVERAGE([.L6];[.L11];[.L16])" office:value-type="float" office:value="0.0056004524230957" calcext:value-type="float">
            <text:p>0.00560045242309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AVERAGE([.P6]; [.P11]; [.P16])" office:value-type="float" office:value="0.00792590777079264" calcext:value-type="float">
            <text:p>0.007925907770793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AVERAGE([.T6]; [.T11]; [.T16])" office:value-type="float" office:value="0.00857742627461751" calcext:value-type="float">
            <text:p>0.008577426274618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Eczar" style:font-family-complex="Eczar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2:16:44.007170568</meta:creation-date>
    <dc:date>2018-05-28T13:34:52.387583561</dc:date>
    <meta:editing-duration>PT47M32S</meta:editing-duration>
    <meta:editing-cycles>10</meta:editing-cycles>
    <meta:generator>LibreOffice/6.0.4.2$Linux_X86_64 LibreOffice_project/00m0$Build-2</meta:generator>
    <meta:document-statistic meta:table-count="1" meta:cell-count="333" meta:object-count="0"/>
  </office:meta>
</office:document-meta>
</file>